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8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20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22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fo:color="#000000" style:text-underline-style="none" fo:font-weight="bold" fo:background-color="transparent" style:font-weight-asian="bold" style:font-weight-complex="bold"/>
    </style:style>
    <style:style style:name="T11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15" style:family="text">
      <style:text-properties fo:color="#000000" style:font-name="Arial" fo:font-size="9pt" style:text-underline-style="none" fo:font-weight="normal" fo:background-color="transparent" style:font-size-asian="9pt" style:font-weight-asian="normal" style:font-size-complex="9pt" style:font-weight-complex="normal"/>
    </style:style>
    <style:style style:name="T16" style:family="text">
      <style:text-properties fo:color="#000000"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cuota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cobranza / Cuota de sostenimiento – COOPERAR <text:s text:c="3"/></text:p>
            <text:p text:style-name="P14"><text:span text:style-name="T1">N°: </text:span><text:s text:c="2"/><text:span text:style-name="T2"><text:placeholder text:placeholder-type="text">&lt;cuota.mes&gt;</text:placeholder></text:span><text:span text:style-name="T2"> </text:span><text:span text:style-name="T2"><text:placeholder text:placeholder-type="text">&lt;cuota.anio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party.name.upper()&gt;</text:placeholder></text:p>
            <text:p text:style-name="P11"><text:span text:style-name="T10">CUIT N° </text:span><text:span text:style-name="T11"><text:placeholder text:placeholder-type="text">&lt;vat_number&gt;</text:placeholder></text:span></text:p>
            <text:p text:style-name="P16"/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Se pago la suma de Pesos <text:span text:style-name="T7"><text:placeholder text:placeholder-type="text">&lt;sing_number&gt;</text:placeholder></text:span> en concepto de <text:span text:style-name="T7">cuota de sostenimiento</text:span> 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Buenos Aires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8">Firma del presidente de </text:p>
            <text:p text:style-name="P18">la asociada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de autoridad de Cooperar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2">N</text:span><text:span text:style-name="T10">° </text:span><text:span text:style-name="T11"><text:placeholder text:placeholder-type="text">&lt;company.party.controlling_entity_number&gt;</text:placeholder></text:span></text:p>
            <text:p text:style-name="P11"><text:span text:style-name="T10">CUIT N° </text:span><text:span text:style-name="T11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3">N</text:span></text:span><text:span text:style-name="Line_20_numbering"><text:span text:style-name="T14">° de asociado</text:span></text:span><text:span text:style-name="Line_20_numbering"><text:span text:style-name="T4"> </text:span></text:span><text:span text:style-name="Line_20_numbering"><text:span text:style-name="T16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6"><text:placeholder text:placeholder-type="text">&lt;recibo.partner.last_name&gt;</text:placeholder></text:span></text:span><text:span text:style-name="Line_20_numbering"><text:span text:style-name="T16">, </text:span></text:span><text:span text:style-name="Line_20_numbering"><text:span text:style-name="T9"><text:s/></text:span></text:span><text:span text:style-name="Line_20_numbering"><text:span text:style-name="T16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6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3">N</text:span></text:span><text:span text:style-name="Line_20_numbering"><text:span text:style-name="T14">° </text:span></text:span><text:span text:style-name="Line_20_numbering"><text:span text:style-name="T15"><text:placeholder text:placeholder-type="text">&lt;recibo.partner.party.vat_number&gt;</text:placeholder></text:span></text:span></text:p>
            <text:p text:style-name="P8"><text:span text:style-name="Line_20_numbering"><text:span text:style-name="T14">DNI N° </text:span></text:span><text:span text:style-name="Line_20_numbering"><text:span text:style-name="T15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<text:span text:style-name="Line_20_numbering"/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/>
          </table:table-cell>
          <table:table-cell table:style-name="Tabla8.B1" office:value-type="string">
            <text:p text:style-name="P4"><text:span text:style-name="Line_20_numbering"><text:span text:style-name="T6"/>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28" meta:word-count="93" meta:character-count="1119" meta:non-whitespace-character-count="1039"/>
    <meta:user-defined meta:name="Info 1"/>
    <meta:user-defined meta:name="Info 2"/>
    <meta:user-defined meta:name="Info 3"/>
    <meta:user-defined meta:name="Info 4"/>
  </office:meta>
</office:document-meta>
</file>